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812b" officeooo:paragraph-rsid="00078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 PORTFOLIO WEBSITE</text:p>
      <text:p text:style-name="P1">"Create a personal website as the central publishing point for all my creative work."</text:p>
      <text:p text:style-name="P1"/>
      <text:p text:style-name="P1">CREATIVE OUTLETS</text:p>
      <text:p text:style-name="P1">Vlog/Blog Articles</text:p>
      <text:p text:style-name="P1">Documents </text:p>
      <text:p text:style-name="P1">UI Design</text:p>
      <text:p text:style-name="P1">Programming</text:p>
      <text:p text:style-name="P1">Game Design</text:p>
      <text:p text:style-name="P1">Karate</text:p>
      <text:p text:style-name="P1">Published Photographs</text:p>
      <text:p text:style-name="P1"/>
      <text:p text:style-name="P1">Convert the above into website page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4S</meta:editing-duration>
    <meta:editing-cycles>3</meta:editing-cycles>
    <meta:generator>LibreOffice/5.0.4.2$Windows_X86_64 LibreOffice_project/2b9802c1994aa0b7dc6079e128979269cf95bc78</meta:generator>
    <dc:date>2016-06-01T11:35:34.037000000</dc:date>
    <meta:document-statistic meta:table-count="0" meta:image-count="0" meta:object-count="0" meta:page-count="1" meta:paragraph-count="11" meta:word-count="36" meta:character-count="250" meta:non-whitespace-character-count="223"/>
    <meta:user-defined meta:name="Info 1"/>
    <meta:user-defined meta:name="Info 2"/>
    <meta:user-defined meta:name="Info 3"/>
    <meta:user-defined meta:name="Info 4"/>
  </office:meta>
</office:document-meta>
</file>